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style="italic" style:font-size-asian="12pt" style:font-style-asian="italic" style:font-size-complex="12pt"/>
    </style:style>
    <style:style style:name="P4" style:family="paragraph" style:parent-style-name="Standard">
      <style:text-properties fo:color="#0a0a23" fo:font-size="12pt" style:font-size-asian="12pt" style:font-size-complex="12pt" fo:background-color="#ffffff"/>
    </style:style>
    <style:style style:name="P5" style:family="paragraph" style:parent-style-name="Standard">
      <style:text-properties fo:color="#0a0a23" fo:font-size="12pt" fo:font-style="italic" fo:font-weight="bold" style:font-size-asian="12pt" style:font-style-asian="italic" style:font-weight-asian="bold" style:font-size-complex="12pt" fo:background-color="#ffffff"/>
    </style:style>
    <style:style style:name="P6" style:family="paragraph" style:parent-style-name="Standard">
      <style:text-properties fo:color="#0a0a23" fo:font-size="12pt" fo:font-style="italic" style:font-size-asian="12pt" style:font-style-asian="italic" style:font-size-complex="12pt" fo:background-color="#ffffff"/>
    </style:style>
    <style:style style:name="P7" style:family="paragraph" style:parent-style-name="Standard">
      <style:paragraph-properties fo:margin-left="0.5in" fo:margin-right="0in" fo:text-indent="0.5in" style:auto-text-indent="false"/>
    </style:style>
    <style:style style:name="P8" style:family="paragraph" style:parent-style-name="Standard" style:master-page-name="Standard">
      <style:paragraph-properties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fo:background-color="#ffffff"/>
    </style:style>
    <style:style style:name="T4" style:family="text">
      <style:text-properties fo:font-size="12pt" fo:font-style="italic" style:font-size-asian="12pt" style:font-style-asian="italic" style:font-size-complex="12pt"/>
    </style:style>
    <style:style style:name="T5" style:family="text">
      <style:text-properties fo:color="#0a0a23" fo:font-size="12pt" style:font-size-asian="12pt" style:font-size-complex="12pt" fo:background-color="#ffffff"/>
    </style:style>
    <style:style style:name="T6" style:family="text">
      <style:text-properties fo:color="#0a0a23" fo:font-size="12pt" fo:font-style="italic" style:font-size-asian="12pt" style:font-style-asian="italic" style:font-size-complex="12pt" fo:background-color="#ffffff"/>
    </style:style>
    <style:style style:name="T7" style:family="text">
      <style:text-properties fo:color="#0a0a23" fo:font-size="12pt" fo:font-style="italic" fo:font-weight="bold" style:font-size-asian="12pt" style:font-style-asian="italic" style:font-weight-asian="bold" style:font-size-complex="12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DESENVOLVIMENTO DE APLICAÇÕES WEB I</text:span></text:p>
      <text:p text:style-name="P1"/>
      <text:p text:style-name="Standard">ALUNAS: <text:tab/>ALINY ALVES DUTRA</text:p>
      <text:p text:style-name="Standard"><text:tab/> <text:s text:c="3"/><text:tab/>ANA CRISTINA THIERSCH DA CRUZ</text:p>
      <text:p text:style-name="P7">STHEFFANY CRUVINEL MARTINS</text:p>
      <text:p text:style-name="Standard"/>
      <text:p text:style-name="Standard"><text:span text:style-name="T2">Com o projeto React (pasta client) e o projeto Express (pasta api) criados na última etapa, vamos criar as rotas:</text:span></text:p>
      <text:p text:style-name="P2"/>
      <text:p text:style-name="Standard"><text:span text:style-name="T2">Para que não aja conflitos </text:span><text:span text:style-name="T5">dentro do diretório </text:span><text:span text:style-name="T3">API</text:span><text:span text:style-name="T5">, vá para </text:span><text:span text:style-name="T3">bin/www</text:span><text:span text:style-name="T5"> e altere o número da porta na linha 15 de 3000 para 9000. Tem que ficar assim:</text:span></text:p>
      <text:p text:style-name="P4"/>
      <text:p text:style-name="Standard"><text:span text:style-name="T6">var port = normalizePort(process.env.PORT || '9000');</text:span></text:p>
      <text:p text:style-name="Standard"><text:span text:style-name="T6">app.set('port', port);</text:span></text:p>
      <text:p text:style-name="P2"/>
      <text:p text:style-name="Standard"><text:span text:style-name="T2">Em api/routes, crie um arquivo testAPI.js e digite o seguinte código:</text:span></text:p>
      <text:p text:style-name="P2"/>
      <text:p text:style-name="Standard"><text:span text:style-name="T4">var express = require("express");</text:span></text:p>
      <text:p text:style-name="Standard"><text:span text:style-name="T4">var router = express.Router();</text:span></text:p>
      <text:p text:style-name="P3"/>
      <text:p text:style-name="Standard"><text:span text:style-name="T4">router.get("/", function(req, res, next) {</text:span></text:p>
      <text:p text:style-name="Standard"><text:span text:style-name="T4"><text:s text:c="4"/>res.send("A API está funcionando corretamente");</text:span></text:p>
      <text:p text:style-name="Standard"><text:soft-page-break/><text:span text:style-name="T4">});</text:span></text:p>
      <text:p text:style-name="P3"/>
      <text:p text:style-name="Standard"><text:span text:style-name="T4">module.exports = router;</text:span></text:p>
      <text:p text:style-name="P2"/>
      <text:p text:style-name="Standard"><text:span text:style-name="T5"><text:s/>No arquivo </text:span><text:span text:style-name="T3">api/app.js</text:span><text:span text:style-name="T5">, insira uma nova rota:</text:span></text:p>
      <text:p text:style-name="P4"/>
      <text:p text:style-name="Standard"><text:span text:style-name="T5">…</text:span></text:p>
      <text:p text:style-name="P4"/>
      <text:p text:style-name="Standard"><text:span text:style-name="T6">var indexRouter = require('./routes/index');</text:span></text:p>
      <text:p text:style-name="Standard"><text:span text:style-name="T6">var usersRouter = require('./routes/users');</text:span></text:p>
      <text:p text:style-name="Standard"><text:span text:style-name="T7">var testAPIRouter = require("./routes/testAPI");</text:span></text:p>
      <text:p text:style-name="P5"/>
      <text:p text:style-name="Standard"><text:span text:style-name="T7">…</text:span></text:p>
      <text:p text:style-name="P4"/>
      <text:p text:style-name="Standard"><text:span text:style-name="T6">app.use('/', indexRouter);</text:span></text:p>
      <text:p text:style-name="Standard"><text:span text:style-name="T6">app.use('/users', usersRouter);</text:span></text:p>
      <text:p text:style-name="Standard"><text:span text:style-name="T7">app.use("/testAPI", testAPIRouter);</text:span></text:p>
      <text:p text:style-name="P5"/>
      <text:p text:style-name="Standard"><text:span text:style-name="T5">Na pasta client/src, o arquivo app.js tem que ficar assim:</text:span></text:p>
      <text:p text:style-name="P4"/>
      <text:p text:style-name="Standard"><text:span text:style-name="T6">import React, {Component} from "react";</text:span></text:p>
      <text:p text:style-name="Standard"><text:soft-page-break/><text:span text:style-name="T6">import logo from './logo.svg';</text:span></text:p>
      <text:p text:style-name="Standard"><text:span text:style-name="T6">import './App.css';</text:span></text:p>
      <text:p text:style-name="P6"/>
      <text:p text:style-name="Standard"><text:span text:style-name="T6">class App extends Component {</text:span></text:p>
      <text:p text:style-name="Standard"><text:span text:style-name="T6"><text:s text:c="2"/>constructor(props){</text:span></text:p>
      <text:p text:style-name="Standard"><text:span text:style-name="T6"><text:s text:c="4"/>super(props);</text:span></text:p>
      <text:p text:style-name="Standard"><text:span text:style-name="T6"><text:s text:c="4"/>this.state = { apiResponse: ""};</text:span></text:p>
      <text:p text:style-name="Standard"><text:span text:style-name="T6"><text:s text:c="2"/>}</text:span></text:p>
      <text:p text:style-name="P6"/>
      <text:p text:style-name="Standard"><text:span text:style-name="T6"><text:s text:c="2"/>callAPI(){</text:span></text:p>
      <text:p text:style-name="Standard"><text:span text:style-name="T6"><text:s text:c="4"/>fetch("http://localhost:9000/testAPI")</text:span></text:p>
      <text:p text:style-name="Standard"><text:span text:style-name="T6"><text:s text:c="4"/>.then(res =&gt; res.text())</text:span></text:p>
      <text:p text:style-name="Standard"><text:span text:style-name="T6"><text:s text:c="4"/>.then(res =&gt; this.setState({apiResponse: res}))</text:span></text:p>
      <text:p text:style-name="Standard"><text:span text:style-name="T6"><text:s text:c="4"/>.catch(err =&gt; err);</text:span></text:p>
      <text:p text:style-name="Standard"><text:span text:style-name="T6"><text:s text:c="2"/>}</text:span></text:p>
      <text:p text:style-name="Standard"><text:span text:style-name="T6"><text:s text:c="2"/></text:span></text:p>
      <text:p text:style-name="Standard"><text:span text:style-name="T6"><text:s text:c="2"/>componentDidMount(){</text:span></text:p>
      <text:p text:style-name="Standard"><text:span text:style-name="T6"><text:s text:c="4"/>this.callAPI();</text:span></text:p>
      <text:p text:style-name="Standard"><text:span text:style-name="T6"><text:s text:c="2"/>}</text:span></text:p>
      <text:p text:style-name="P6"/>
      <text:p text:style-name="Standard"><text:span text:style-name="T6"><text:s text:c="2"/>render(){</text:span></text:p>
      <text:p text:style-name="Standard"><text:soft-page-break/><text:span text:style-name="T6"><text:s text:c="4"/>return(</text:span></text:p>
      <text:p text:style-name="Standard"><text:span text:style-name="T6"><text:s text:c="6"/>&lt;div className="App"&gt;</text:span></text:p>
      <text:p text:style-name="Standard"><text:span text:style-name="T6"><text:s text:c="10"/>&lt;header className="App-header"&gt;</text:span></text:p>
      <text:p text:style-name="Standard"><text:span text:style-name="T6"><text:s text:c="12"/>&lt;h1&gt;Hello World!!!&lt;/h1&gt;</text:span></text:p>
      <text:p text:style-name="Standard"><text:span text:style-name="T6"><text:s text:c="10"/>&lt;/header&gt;</text:span></text:p>
      <text:p text:style-name="Standard"><text:span text:style-name="T6"><text:s text:c="10"/>&lt;p className="App-intro"&gt;{this.state.apiResponse}&lt;/p&gt;</text:span></text:p>
      <text:p text:style-name="Standard"><text:span text:style-name="T6"><text:s text:c="6"/>&lt;/div&gt;</text:span></text:p>
      <text:p text:style-name="Standard"><text:span text:style-name="T6"><text:s text:c="4"/>)</text:span></text:p>
      <text:p text:style-name="Standard"><text:span text:style-name="T6"><text:s text:c="2"/>}</text:span></text:p>
      <text:p text:style-name="P6"/>
      <text:p text:style-name="Standard"><text:span text:style-name="T6">}</text:span></text:p>
      <text:p text:style-name="P6"/>
      <text:p text:style-name="Standard"><text:span text:style-name="T6">export default App;</text:span></text:p>
      <text:p text:style-name="P6"/>
      <text:p text:style-name="P5"/>
      <text:p text:style-name="Standard"><text:span text:style-name="T5">Temos rotas em portas diferentes, para termos rotas trabalhando na mesma porta precisamos instalar o cors. No terminal digite:</text:span></text:p>
      <text:p text:style-name="P4"/>
      <text:p text:style-name="Standard"><text:span text:style-name="T6">npm install --save cors</text:span></text:p>
      <text:p text:style-name="P6"/>
      <text:p text:style-name="Standard"><text:span text:style-name="T5">Na pasta API, arquivo app.js deve terminar assim:</text:span></text:p>
      <text:p text:style-name="P4"/>
      <text:p text:style-name="Standard"><text:soft-page-break/><text:span text:style-name="T6">var createError = require('http-errors');</text:span></text:p>
      <text:p text:style-name="Standard"><text:span text:style-name="T6">var express = require('express');</text:span></text:p>
      <text:p text:style-name="Standard"><text:span text:style-name="T6">var path = require('path');</text:span></text:p>
      <text:p text:style-name="Standard"><text:span text:style-name="T6">var cookieParser = require('cookie-parser');</text:span></text:p>
      <text:p text:style-name="Standard"><text:span text:style-name="T6">var logger = require('morgan');</text:span></text:p>
      <text:p text:style-name="Standard"><text:span text:style-name="T7">var cors = require("cors");</text:span></text:p>
      <text:p text:style-name="Standard"><text:span text:style-name="T6">var indexRouter = require('./routes/index');</text:span></text:p>
      <text:p text:style-name="Standard"><text:span text:style-name="T6">var usersRouter = require('./routes/users');</text:span></text:p>
      <text:p text:style-name="Standard"><text:span text:style-name="T6">var testAPIRouter = require("./routes/testAPI");</text:span></text:p>
      <text:p text:style-name="Standard"><text:span text:style-name="T6">var app = express();</text:span></text:p>
      <text:p text:style-name="P6"/>
      <text:p text:style-name="Standard"><text:span text:style-name="T6">app.set('views', path.join(__dirname, 'views'));</text:span></text:p>
      <text:p text:style-name="Standard"><text:span text:style-name="T6">app.set('view engine', 'jade');</text:span></text:p>
      <text:p text:style-name="Standard"><text:span text:style-name="T7">app.use(cors());</text:span></text:p>
      <text:p text:style-name="Standard"><text:span text:style-name="T6">app.use(logger('dev'));</text:span></text:p>
      <text:p text:style-name="Standard"><text:span text:style-name="T6">app.use(express.json());</text:span></text:p>
      <text:p text:style-name="Standard"><text:span text:style-name="T6">app.use(express.urlencoded({ extended: false }));</text:span></text:p>
      <text:p text:style-name="Standard"><text:span text:style-name="T6">app.use(cookieParser());</text:span></text:p>
      <text:p text:style-name="Standard"><text:span text:style-name="T6">app.use(express.static(path.join(__dirname, 'public')));</text:span></text:p>
      <text:p text:style-name="P6"/>
      <text:p text:style-name="Standard"><text:span text:style-name="T6">app.use('/', indexRouter);</text:span></text:p>
      <text:p text:style-name="Standard"><text:soft-page-break/><text:span text:style-name="T6">app.use('/users', usersRouter);</text:span></text:p>
      <text:p text:style-name="P6"/>
      <text:p text:style-name="Standard"><text:span text:style-name="T6">app.use("/testAPI", testAPIRouter);</text:span></text:p>
      <text:p text:style-name="Standard"><text:span text:style-name="T6">app.use(function(req, res, next) {</text:span></text:p>
      <text:p text:style-name="Standard"><text:span text:style-name="T6"><text:s text:c="2"/>next(createError(404));</text:span></text:p>
      <text:p text:style-name="Standard"><text:span text:style-name="T6">});</text:span></text:p>
      <text:p text:style-name="P6"/>
      <text:p text:style-name="Standard"><text:span text:style-name="T6">// error handler</text:span></text:p>
      <text:p text:style-name="Standard"><text:span text:style-name="T6">app.use(function(err, req, res, next) {</text:span></text:p>
      <text:p text:style-name="Standard"><text:span text:style-name="T6"><text:s text:c="2"/>// set locals, only providing error in development</text:span></text:p>
      <text:p text:style-name="Standard"><text:span text:style-name="T6"><text:s text:c="2"/>res.locals.message = err.message;</text:span></text:p>
      <text:p text:style-name="Standard"><text:span text:style-name="T6"><text:s text:c="2"/>res.locals.error = req.app.get('env') === 'development' ? err : {};</text:span></text:p>
      <text:p text:style-name="P6"/>
      <text:p text:style-name="Standard"><text:span text:style-name="T6"><text:s text:c="2"/>// render the error page</text:span></text:p>
      <text:p text:style-name="Standard"><text:span text:style-name="T6"><text:s text:c="2"/>res.status(err.status || 500);</text:span></text:p>
      <text:p text:style-name="Standard"><text:span text:style-name="T6"><text:s text:c="2"/>res.render('error');</text:span></text:p>
      <text:p text:style-name="Standard"><text:span text:style-name="T6">});</text:span></text:p>
      <text:p text:style-name="P6"/>
      <text:p text:style-name="Standard"><text:span text:style-name="T6">module.exports = app;</text:span></text:p>
      <text:p text:style-name="P4"/>
      <text:p text:style-name="Standard"><text:span text:style-name="T2">Agora não há conflitos, volt</text:span><text:span text:style-name="T5">e a pasta </text:span><text:span text:style-name="T3">API</text:span><text:span text:style-name="T5">, vá para </text:span><text:span text:style-name="T3">bin/www</text:span><text:span text:style-name="T5"> e altere o número da porta na linha 15 de 9000 para 300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93" meta:word-count="367" meta:character-count="3101" meta:non-whitespace-character-count="2693"/>
    <meta:generator>LibreOfficeDev/6.0.5.2$Linux_X86_64 LibreOffice_project/</meta:generator>
  </office:meta>
</office:document-meta>
</file>